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_20_Text">Apache OpenOffice is comprised of six personal productivity applications: a word processor (and its web-authoring component), spreadsheet, presentation graphics, drawing, equation editor, and database. OpenOffice is released on Windows, Solaris, Linux and Macintosh operation systems, with more communities joining, including a mature FreeBSD port. OpenOffice is localized, supporting over 110 languages worldwid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宋体" style:font-size-asian="12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1" fo:font-size="14pt" style:font-name-asian="宋体" style:font-size-asian="14pt" style:font-name-complex="Tahoma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1-31T14:22:33.14</meta:creation-date>
    <meta:document-statistic meta:table-count="0" meta:image-count="0" meta:object-count="0" meta:page-count="1" meta:paragraph-count="1" meta:word-count="52" meta:character-count="415"/>
    <dc:date>2012-01-31T14:28:10.48</dc:date>
    <meta:editing-duration>PT00H05M37S</meta:editing-duration>
    <meta:editing-cycles>1</meta:editing-cycles>
    <meta:generator>OpenOffice.org/3.4$Win32 OpenOffice.org_project/340m1$Build-9584</meta:generator>
  </office:meta>
</office:document-meta>
</file>